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aad" draw:fill="solid" draw:fill-color="#87d1d1" draw:textarea-horizontal-align="justify" draw:textarea-vertical-align="middle" draw:auto-grow-height="false" fo:min-height="2.151cm" fo:min-width="3.065cm"/>
    </style:style>
    <style:style style:name="gr2" style:family="graphic" style:parent-style-name="standard">
      <style:graphic-properties svg:stroke-color="#00aaad" draw:fill="solid" draw:fill-color="#87d1d1" draw:textarea-horizontal-align="justify" draw:textarea-vertical-align="middle" draw:auto-grow-height="false" fo:min-height="2.151cm" fo:min-width="3.371cm"/>
    </style:style>
    <style:style style:name="gr3" style:family="graphic" style:parent-style-name="standard">
      <style:graphic-properties svg:stroke-width="0.2cm" svg:stroke-color="#00aaad" draw:marker-start-width="0.5cm" draw:marker-end-width="0.5cm" draw:fill="solid" draw:fill-color="#87d1d1" draw:textarea-horizontal-align="justify" draw:textarea-vertical-align="middle" draw:auto-grow-height="false" fo:min-height="2.151cm" fo:min-width="3.065cm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fcc79b" draw:textarea-horizontal-align="justify" draw:textarea-vertical-align="middle" draw:auto-grow-height="false" fo:min-height="0.15cm" fo:min-width="0.182cm"/>
    </style:style>
    <style:style style:name="gr5" style:family="graphic" style:parent-style-name="standard">
      <style:graphic-properties draw:fill="solid" draw:fill-color="#fcc79b" draw:textarea-horizontal-align="justify" draw:textarea-vertical-align="middle" draw:auto-grow-height="false" fo:min-height="0.35cm" fo:min-width="0.146cm"/>
    </style:style>
    <style:style style:name="gr6" style:family="graphic" style:parent-style-name="standard">
      <style:graphic-properties draw:fill="solid" draw:fill-color="#fcc79b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draw:stroke="none" svg:stroke-color="#000000" draw:fill="none" draw:fill-color="#ffffff" fo:min-height="0.899cm"/>
    </style:style>
    <style:style style:name="gr12" style:family="graphic" style:parent-style-name="standard">
      <style:graphic-properties draw:stroke="none" svg:stroke-color="#000000" draw:fill="none" draw:fill-color="#ffffff" fo:min-height="0.479cm"/>
    </style:style>
    <style:style style:name="gr13" style:family="graphic" style:parent-style-name="standard">
      <style:graphic-properties svg:stroke-color="#999999" draw:fill="none" draw:textarea-vertical-align="middle" draw:auto-grow-height="false" fo:min-height="3.732cm" fo:min-width="0cm"/>
    </style:style>
    <style:style style:name="gr14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0.952cm" fo:min-width="0.702cm"/>
    </style:style>
    <style:style style:name="gr15" style:family="graphic" style:parent-style-name="standard">
      <style:graphic-properties draw:stroke="none" svg:stroke-color="#000000" draw:fill="none" draw:fill-color="#ffffff" fo:min-height="1.211cm"/>
    </style:style>
    <style:style style:name="gr16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0.6cm" fo:min-width="0.35cm"/>
    </style:style>
    <style:style style:name="gr17" style:family="graphic" style:parent-style-name="standard">
      <style:graphic-properties svg:stroke-color="#00aaad" draw:fill="solid" draw:fill-color="#87d1d1" draw:textarea-horizontal-align="justify" draw:textarea-vertical-align="middle" draw:auto-grow-height="false" fo:min-height="1.851cm" fo:min-width="2.901cm"/>
    </style:style>
    <style:style style:name="gr18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0.494cm" fo:min-width="0.247cm"/>
    </style:style>
    <style:style style:name="gr19" style:family="graphic" style:parent-style-name="standard">
      <style:graphic-properties svg:stroke-color="#00aaad" draw:fill="solid" draw:fill-color="#87d1d1" draw:textarea-horizontal-align="justify" draw:textarea-vertical-align="middle" draw:auto-grow-height="false" fo:min-height="1.951cm" fo:min-width="2.77cm"/>
    </style:style>
    <style:style style:name="gr20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0.528cm" fo:min-width="0.218cm"/>
    </style:style>
    <style:style style:name="gr21" style:family="graphic" style:parent-style-name="standard">
      <style:graphic-properties svg:stroke-color="#00aaad" draw:fill="solid" draw:fill-color="#87d1d1" draw:textarea-horizontal-align="justify" draw:textarea-vertical-align="middle" draw:auto-grow-height="false" fo:min-height="1.851cm" fo:min-width="2.671cm"/>
    </style:style>
    <style:style style:name="gr22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0.494cm" fo:min-width="0.19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7d1d1"/>
      <style:paragraph-properties fo:text-align="center"/>
    </style:style>
    <style:style style:name="P3" style:family="paragraph">
      <loext:graphic-properties draw:fill="solid" draw:fill-color="#fcc79b"/>
      <style:paragraph-properties fo:text-align="center"/>
    </style:style>
    <style:style style:name="P4" style:family="paragraph">
      <loext:graphic-properties draw:fill="none" draw:fill-color="#ffffff"/>
      <style:text-properties fo:color="#0066b3" style:font-name="Liberation Mono" fo:font-size="10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Liberation Mono" fo:font-size="8pt" style:font-size-asian="18pt" style:font-size-complex="18pt"/>
    </style:style>
    <style:style style:name="P6" style:family="paragraph">
      <loext:graphic-properties draw:fill="none" draw:fill-color="#ffffff"/>
      <style:text-properties style:font-name="Liberation Mono" fo:font-size="8pt" style:font-size-asian="18pt" style:font-size-complex="18pt"/>
    </style:style>
    <style:style style:name="P7" style:family="paragraph">
      <loext:graphic-properties draw:fill="none" draw:fill-color="#ffffff"/>
      <style:text-properties style:use-window-font-color="true" style:font-name="Liberation Mono" fo:font-size="8pt" style:font-size-asian="18pt" style:font-size-complex="18pt"/>
    </style:style>
    <style:style style:name="P8" style:family="paragraph">
      <loext:graphic-properties draw:fill="none" draw:fill-color="#ffffff"/>
      <style:text-properties style:font-name="Liberation Mono" fo:font-size="12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72bf44"/>
      <style:paragraph-properties fo:text-align="center"/>
    </style:style>
    <style:style style:name="P11" style:family="paragraph">
      <loext:graphic-properties draw:fill="none" draw:fill-color="#ffffff"/>
      <style:text-properties style:font-name="Liberation Mono" fo:font-size="6pt" style:font-size-asian="18pt" style:font-size-complex="18pt"/>
    </style:style>
    <style:style style:name="P12" style:family="paragraph">
      <loext:graphic-properties draw:fill="solid" draw:fill-color="#72bf44"/>
      <style:paragraph-properties fo:text-align="center"/>
      <style:text-properties fo:font-size="14pt" style:font-size-asian="18pt" style:font-size-complex="18pt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fo:color="#0066b3" style:font-name="Liberation Mono" fo:font-size="10pt" style:font-size-asian="18pt" style:font-size-complex="18pt"/>
    </style:style>
    <style:style style:name="T4" style:family="text">
      <style:text-properties fo:color="#0066b3" style:text-position="sub 58%" style:font-name="Liberation Mono" fo:font-size="10pt" style:font-size-asian="18pt" style:font-size-complex="18pt"/>
    </style:style>
    <style:style style:name="T5" style:family="text">
      <style:text-properties style:font-name="Liberation Mono" fo:font-size="8pt" style:font-size-asian="18pt" style:font-size-complex="18pt"/>
    </style:style>
    <style:style style:name="T6" style:family="text">
      <style:text-properties style:use-window-font-color="true" style:font-name="Liberation Mono" fo:font-size="8pt" style:font-size-asian="18pt" style:font-size-complex="18pt"/>
    </style:style>
    <style:style style:name="T7" style:family="text">
      <style:text-properties style:font-name="Liberation Mono" fo:font-size="12pt" style:font-size-asian="18pt" style:font-size-complex="18pt"/>
    </style:style>
    <style:style style:name="T8" style:family="text">
      <style:text-properties style:font-name="Liberation Mono" fo:font-size="6pt" style:font-size-asian="18pt" style:font-size-complex="18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style:text-position="sub 58%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564cm" svg:height="2.4cm" svg:x="4.036cm" svg:y="7.4cm">
          <text:p text:style-name="P1">m</text:p>
          <draw:enhanced-geometry svg:viewBox="0 0 21600 21600" draw:text-areas="0 0 21600 21600" draw:type="pentagon-right" draw:modifiers="15769.66580976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7cm" svg:height="2.4cm" svg:x="10.204cm" svg:y="7.4cm">
          <text:p text:style-name="P1">m<text:span text:style-name="T1">1</text:span> 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3.564cm" svg:height="2.4cm" svg:x="16.836cm" svg:y="7.4cm">
          <text:p text:style-name="P1">m<text:span text:style-name="T2">2</text:span> r</text:p>
          <draw:enhanced-geometry svg:viewBox="0 0 21600 21600" draw:text-areas="0 0 21600 21600" draw:type="chevron" draw:modifiers="15627.76349614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63cm" svg:height="1.2cm" svg:x="8.2cm" svg:y="8cm">
          <text:p text:style-name="P1">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29cm" svg:height="1.2cm" svg:x="15.004cm" svg:y="8.025cm">
          <text:p text:style-name="P1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2" draw:id="id2" draw:layer="layout" svg:width="1cm" svg:height="1cm" svg:x="24.2cm" svg:y="6.7cm">
          <text:p text:style-name="P1">r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5cm" svg:height="1.199cm" svg:x="4cm" svg:y="12.301cm">
          <draw:text-box>
            <text:p><text:span text:style-name="T3">Tube () a m r</text:span></text:p>
          </draw:text-box>
        </draw:frame>
        <draw:frame draw:style-name="gr8" draw:text-style-name="P4" draw:layer="layout" svg:width="3.4cm" svg:height="1.1cm" svg:x="10.138cm" svg:y="12.301cm">
          <draw:text-box>
            <text:p><text:span text:style-name="T3">Tube a b m</text:span><text:span text:style-name="T4">1</text:span><text:span text:style-name="T3"> r</text:span></text:p>
          </draw:text-box>
        </draw:frame>
        <draw:frame draw:style-name="gr7" draw:text-style-name="P4" draw:layer="layout" svg:width="3.825cm" svg:height="1.199cm" svg:x="16.775cm" svg:y="12.301cm">
          <draw:text-box>
            <text:p><text:span text:style-name="T3">Tube b () m</text:span><text:span text:style-name="T4">2</text:span><text:span text:style-name="T3"> r</text:span></text:p>
          </draw:text-box>
        </draw:frame>
        <draw:line draw:style-name="gr9" draw:text-style-name="P5" draw:layer="layout" svg:x1="5.2cm" svg:y1="10.9cm" svg:x2="5.2cm" svg:y2="12.1cm">
          <text:p/>
        </draw:line>
        <draw:line draw:style-name="gr9" draw:text-style-name="P5" draw:layer="layout" svg:x1="11.7cm" svg:y1="10.8cm" svg:x2="11.7cm" svg:y2="12.1cm">
          <text:p/>
        </draw:line>
        <draw:line draw:style-name="gr9" draw:text-style-name="P5" draw:layer="layout" svg:x1="18.4cm" svg:y1="10.8cm" svg:x2="18.4cm" svg:y2="12.1cm">
          <text:p/>
        </draw:line>
        <draw:frame draw:style-name="gr10" draw:text-style-name="P6" draw:layer="layout" svg:width="1.7cm" svg:height="0.6cm" svg:x="18.5cm" svg:y="11cm">
          <draw:text-box>
            <text:p><text:span text:style-name="T5">pour</text:span></text:p>
          </draw:text-box>
        </draw:frame>
        <draw:frame draw:style-name="gr10" draw:text-style-name="P7" draw:layer="layout" svg:width="1.7cm" svg:height="0.6cm" svg:x="5.5cm" svg:y="11.1cm">
          <draw:text-box>
            <text:p><text:span text:style-name="T6">sample</text:span></text:p>
          </draw:text-box>
        </draw:frame>
        <draw:frame draw:style-name="gr10" draw:text-style-name="P6" draw:layer="layout" svg:width="1.7cm" svg:height="0.6cm" svg:x="12cm" svg:y="11cm">
          <draw:text-box>
            <text:p><text:span text:style-name="T5">tune</text:span></text:p>
          </draw:text-box>
        </draw:frame>
        <draw:frame draw:style-name="gr7" draw:text-style-name="P4" draw:layer="layout" svg:width="3.5cm" svg:height="1.199cm" svg:x="4cm" svg:y="10.1cm">
          <draw:text-box>
            <text:p><text:span text:style-name="T3">Source a m r</text:span></text:p>
          </draw:text-box>
        </draw:frame>
        <draw:frame draw:style-name="gr11" draw:text-style-name="P4" draw:layer="layout" svg:width="3.862cm" svg:height="1.149cm" svg:x="9.959cm" svg:y="10.1cm">
          <draw:text-box>
            <text:p><text:span text:style-name="T3">Channel a b m</text:span><text:span text:style-name="T4">1</text:span><text:span text:style-name="T3"> r</text:span></text:p>
          </draw:text-box>
        </draw:frame>
        <draw:frame draw:style-name="gr7" draw:text-style-name="P4" draw:layer="layout" svg:width="3.825cm" svg:height="1.199cm" svg:x="16.775cm" svg:y="10.1cm">
          <draw:text-box>
            <text:p><text:span text:style-name="T3">Sink b m</text:span><text:span text:style-name="T4">2</text:span><text:span text:style-name="T3"> r</text:span></text:p>
          </draw:text-box>
        </draw:frame>
        <draw:line draw:style-name="gr9" draw:text-style-name="P5" draw:layer="layout" svg:x1="14.5cm" svg:y1="12.6cm" svg:x2="16.1cm" svg:y2="12.6cm">
          <text:p/>
        </draw:line>
        <draw:line draw:style-name="gr9" draw:text-style-name="P5" draw:layer="layout" svg:x1="7.9cm" svg:y1="12.7cm" svg:x2="9.5cm" svg:y2="12.7cm">
          <text:p/>
        </draw:line>
        <draw:frame draw:style-name="gr12" draw:text-style-name="P8" draw:layer="layout" svg:width="1.7cm" svg:height="0.729cm" svg:x="8.1cm" svg:y="12cm">
          <draw:text-box>
            <text:p><text:span text:style-name="T7">&gt;&lt;</text:span></text:p>
          </draw:text-box>
        </draw:frame>
        <draw:frame draw:style-name="gr12" draw:text-style-name="P8" draw:layer="layout" svg:width="1.7cm" svg:height="0.729cm" svg:x="14.7cm" svg:y="12cm">
          <draw:text-box>
            <text:p><text:span text:style-name="T7">&gt;&lt;</text:span></text:p>
          </draw:text-box>
        </draw:frame>
        <draw:custom-shape draw:style-name="gr13" draw:text-style-name="P9" draw:layer="layout" svg:width="0.3cm" svg:height="4.2cm" svg:x="20.5cm" svg:y="11.8cm">
          <text:p/>
          <draw:enhanced-geometry svg:viewBox="0 0 21600 21600" draw:mirror-horizontal="false" draw:mirror-vertical="false" draw:glue-points="0 0 0 21600 21600 10800" draw:text-areas="0 ?f9 7800 ?f10" draw:type="right-brace" draw:modifiers="1800 4221.2806474648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3.825cm" svg:height="1.199cm" svg:x="21.1cm" svg:y="12.3cm">
          <draw:text-box>
            <text:p><text:span text:style-name="T3">Tube () () m</text:span><text:span text:style-name="T4">3</text:span><text:span text:style-name="T3"> r</text:span></text:p>
          </draw:text-box>
        </draw:frame>
        <draw:line draw:style-name="gr9" draw:text-style-name="P5" draw:layer="layout" svg:x1="22.9cm" svg:y1="12.1cm" svg:x2="22.9cm" svg:y2="10.3cm">
          <text:p/>
        </draw:line>
        <draw:frame draw:style-name="gr10" draw:text-style-name="P6" draw:layer="layout" svg:width="1.7cm" svg:height="0.6cm" svg:x="22.9cm" svg:y="11.2cm">
          <draw:text-box>
            <text:p><text:span text:style-name="T5">runTube</text:span></text:p>
          </draw:text-box>
        </draw:frame>
        <draw:custom-shape draw:style-name="gr14" draw:text-style-name="P10" xml:id="id1" draw:id="id1" draw:layer="layout" svg:width="1.7cm" svg:height="1.7cm" svg:x="22.1cm" svg:y="8.2cm">
          <text:p text:style-name="P1">m<text:span text:style-name="T2">3</text:span> 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22.95cm" svg:y1="8.2cm" svg:x2="24.2cm" svg:y2="7.2cm" draw:start-shape="id1" draw:start-glue-point="4" draw:end-shape="id2" draw:end-glue-point="3" svg:d="M22950 8200c0-667 416-1000 1250-1000" svg:viewBox="0 0 1251 1001">
          <text:p/>
        </draw:connector>
        <draw:frame draw:style-name="gr15" draw:text-style-name="P11" draw:layer="layout" svg:width="1.9cm" svg:height="1.461cm" svg:x="21.6cm" svg:y="6.639cm">
          <draw:text-box>
            <text:p><text:span text:style-name="T8">(function to execute the monad)</text:span></text:p>
          </draw:text-box>
        </draw:frame>
        <draw:custom-shape draw:style-name="gr16" draw:text-style-name="P12" draw:layer="layout" svg:width="1.2cm" svg:height="1.2cm" svg:x="18.1cm" svg:y="8.1cm">
          <text:p text:style-name="P1"><text:span text:style-name="T9">m</text:span><text:span text:style-name="T10">2</text:span><text:span text:style-name="T9"> 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1.2cm" svg:height="1.2cm" svg:x="11.6cm" svg:y="8cm">
          <text:p text:style-name="P1"><text:span text:style-name="T9">m</text:span><text:span text:style-name="T10">1</text:span><text:span text:style-name="T9"> </text:span><text:span text:style-name="T9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1.2cm" svg:height="1.2cm" svg:x="5cm" svg:y="8.1cm">
          <text:p text:style-name="P1"><text:span text:style-name="T9">m</text:span><text:span text:style-name="T9"> 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4cm" svg:height="2.1cm" svg:x="10.2cm" svg:y="13.2cm">
          <text:p text:style-name="P1">m<text:span text:style-name="T1">1</text:span> r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1.055cm" svg:height="1.05cm" svg:x="11.326cm" svg:y="13.725cm">
          <text:p text:style-name="P1"><text:span text:style-name="T9">m</text:span><text:span text:style-name="T10">1</text:span><text:span text:style-name="T9"> 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27cm" svg:height="2.2cm" svg:x="16.7cm" svg:y="13.2cm">
          <text:p text:style-name="P1">m<text:span text:style-name="T1">1</text:span> r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12" draw:layer="layout" svg:width="1.014cm" svg:height="1.1cm" svg:x="17.81cm" svg:y="13.85cm">
          <text:p text:style-name="P1"><text:span text:style-name="T9">m</text:span><text:span text:style-name="T10">2</text:span><text:span text:style-name="T9"> 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17cm" svg:height="2.1cm" svg:x="3.8cm" svg:y="13.3cm">
          <text:p text:style-name="P1">m<text:span text:style-name="T1">1</text:span> r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2" draw:layer="layout" svg:width="0.983cm" svg:height="1.05cm" svg:x="4.873cm" svg:y="13.825cm">
          <text:p text:style-name="P1"><text:span text:style-name="T9">m 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27cm" svg:height="2.2cm" svg:x="21.7cm" svg:y="13.2cm">
          <text:p text:style-name="P1">m<text:span text:style-name="T1">1</text:span> r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12" draw:layer="layout" svg:width="1.014cm" svg:height="1.1cm" svg:x="22.81cm" svg:y="13.85cm">
          <text:p text:style-name="P1"><text:span text:style-name="T9">m</text:span><text:span text:style-name="T10">3</text:span><text:span text:style-name="T9"> 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redefinito">
        <draw:custom-shape draw:style-name="gr1" draw:text-style-name="P2" draw:layer="layout" svg:width="3.564cm" svg:height="2.4cm" svg:x="4.036cm" svg:y="7.4cm">
          <text:p text:style-name="P1">m</text:p>
          <draw:enhanced-geometry svg:viewBox="0 0 21600 21600" draw:text-areas="0 0 21600 21600" draw:type="pentagon-right" draw:modifiers="15769.66580976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63cm" svg:height="1.2cm" svg:x="8.2cm" svg:y="8cm">
          <text:p text:style-name="P1">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" draw:id="id4" draw:layer="layout" svg:width="1cm" svg:height="1cm" svg:x="24.2cm" svg:y="6.7cm">
          <text:p text:style-name="P1">r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5cm" svg:height="1.199cm" svg:x="4cm" svg:y="12.301cm">
          <draw:text-box>
            <text:p><text:span text:style-name="T3">Tube () a m r</text:span></text:p>
          </draw:text-box>
        </draw:frame>
        <draw:line draw:style-name="gr9" draw:text-style-name="P5" draw:layer="layout" svg:x1="5.2cm" svg:y1="10.9cm" svg:x2="5.2cm" svg:y2="12.1cm">
          <text:p/>
        </draw:line>
        <draw:frame draw:style-name="gr10" draw:text-style-name="P7" draw:layer="layout" svg:width="1.7cm" svg:height="0.6cm" svg:x="5.5cm" svg:y="11.1cm">
          <draw:text-box>
            <text:p><text:span text:style-name="T6">sample</text:span></text:p>
          </draw:text-box>
        </draw:frame>
        <draw:frame draw:style-name="gr7" draw:text-style-name="P4" draw:layer="layout" svg:width="3.5cm" svg:height="1.199cm" svg:x="4cm" svg:y="10.1cm">
          <draw:text-box>
            <text:p><text:span text:style-name="T3">Source a m r</text:span></text:p>
          </draw:text-box>
        </draw:frame>
        <draw:line draw:style-name="gr9" draw:text-style-name="P5" draw:layer="layout" svg:x1="7.9cm" svg:y1="12.7cm" svg:x2="9.5cm" svg:y2="12.7cm">
          <text:p/>
        </draw:line>
        <draw:frame draw:style-name="gr12" draw:text-style-name="P8" draw:layer="layout" svg:width="1.7cm" svg:height="0.729cm" svg:x="8.1cm" svg:y="12cm">
          <draw:text-box>
            <text:p><text:span text:style-name="T7">&gt;&lt;</text:span></text:p>
          </draw:text-box>
        </draw:frame>
        <draw:frame draw:style-name="gr7" draw:text-style-name="P4" draw:layer="layout" svg:width="3.825cm" svg:height="1.199cm" svg:x="21.1cm" svg:y="12.3cm">
          <draw:text-box>
            <text:p><text:span text:style-name="T3">Tube () () m</text:span><text:span text:style-name="T4">3</text:span><text:span text:style-name="T3"> r</text:span></text:p>
          </draw:text-box>
        </draw:frame>
        <draw:line draw:style-name="gr9" draw:text-style-name="P5" draw:layer="layout" svg:x1="22.9cm" svg:y1="12.1cm" svg:x2="22.9cm" svg:y2="10.3cm">
          <text:p/>
        </draw:line>
        <draw:frame draw:style-name="gr10" draw:text-style-name="P6" draw:layer="layout" svg:width="1.7cm" svg:height="0.6cm" svg:x="22.9cm" svg:y="11.2cm">
          <draw:text-box>
            <text:p><text:span text:style-name="T5">runTube</text:span></text:p>
          </draw:text-box>
        </draw:frame>
        <draw:custom-shape draw:style-name="gr14" draw:text-style-name="P10" xml:id="id3" draw:id="id3" draw:layer="layout" svg:width="1.7cm" svg:height="1.7cm" svg:x="22.1cm" svg:y="8.2cm">
          <text:p text:style-name="P1">m<text:span text:style-name="T2">3</text:span> 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22.95cm" svg:y1="8.2cm" svg:x2="24.2cm" svg:y2="7.2cm" draw:start-shape="id3" draw:start-glue-point="4" draw:end-shape="id4" draw:end-glue-point="3" svg:d="M22950 8200c0-667 416-1000 1250-1000" svg:viewBox="0 0 1251 1001">
          <text:p/>
        </draw:connector>
        <draw:frame draw:style-name="gr15" draw:text-style-name="P11" draw:layer="layout" svg:width="1.9cm" svg:height="1.461cm" svg:x="21.6cm" svg:y="6.639cm">
          <draw:text-box>
            <text:p><text:span text:style-name="T8">(function to execute the monad)</text:span></text:p>
          </draw:text-box>
        </draw:frame>
        <draw:custom-shape draw:style-name="gr16" draw:text-style-name="P12" draw:layer="layout" svg:width="1.2cm" svg:height="1.2cm" svg:x="5cm" svg:y="8.1cm">
          <text:p text:style-name="P1"><text:span text:style-name="T9">m 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17cm" svg:height="2.1cm" svg:x="3.8cm" svg:y="13.3cm">
          <text:p text:style-name="P1">m<text:span text:style-name="T1">1</text:span> r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2" draw:layer="layout" svg:width="0.983cm" svg:height="1.05cm" svg:x="4.873cm" svg:y="13.825cm">
          <text:p text:style-name="P1"><text:span text:style-name="T9">m 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27cm" svg:height="2.2cm" svg:x="21.7cm" svg:y="13.2cm">
          <text:p text:style-name="P1">m<text:span text:style-name="T1">1</text:span> r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12" draw:layer="layout" svg:width="1.014cm" svg:height="1.1cm" svg:x="22.81cm" svg:y="13.85cm">
          <text:p text:style-name="P1"><text:span text:style-name="T9">m</text:span><text:span text:style-name="T10">3</text:span><text:span text:style-name="T9"> 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64cm" svg:height="2.4cm" svg:x="10.908cm" svg:y="7.352cm">
          <text:p text:style-name="P1">m</text:p>
          <draw:enhanced-geometry svg:viewBox="0 0 21600 21600" draw:text-areas="0 0 21600 21600" draw:type="pentagon-right" draw:modifiers="15769.66580976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363cm" svg:height="1.2cm" svg:x="15.072cm" svg:y="7.952cm">
          <text:p text:style-name="P1">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1.2cm" svg:height="1.2cm" svg:x="11.872cm" svg:y="8.052cm">
          <text:p text:style-name="P1"><text:span text:style-name="T9">m’ 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Standar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2cm" svg:stroke-color="#f58220" draw:marker-start-width="0.5cm" draw:marker-start-center="false" draw:marker-end-width="0.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1cm" svg:stroke-color="#c7a0cb" draw:marker-start-width="0.35cm" draw:marker-end-width="0.35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0:06:40.797872951</meta:creation-date>
    <dc:date>2018-04-19T23:07:34.963827811</dc:date>
    <meta:editing-duration>PT10M7S</meta:editing-duration>
    <meta:editing-cycles>2</meta:editing-cycles>
    <meta:generator>LibreOffice/5.4.5.1$Linux_X86_64 LibreOffice_project/40m0$Build-1</meta:generator>
    <meta:document-statistic meta:object-count="63"/>
  </office:meta>
</office:document-meta>
</file>